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36bf" officeooo:paragraph-rsid="000736bf"/>
    </style:style>
    <style:style style:name="P2" style:family="paragraph" style:parent-style-name="Standard">
      <style:text-properties officeooo:rsid="000dd457" officeooo:paragraph-rsid="000dd457"/>
    </style:style>
    <style:style style:name="P3" style:family="paragraph" style:parent-style-name="Standard">
      <style:text-properties officeooo:rsid="000dd457" officeooo:paragraph-rsid="000e4dae"/>
    </style:style>
    <style:style style:name="P4" style:family="paragraph" style:parent-style-name="Standard">
      <style:text-properties officeooo:rsid="000e1db6" officeooo:paragraph-rsid="000e1db6"/>
    </style:style>
    <style:style style:name="P5" style:family="paragraph" style:parent-style-name="Standard">
      <style:text-properties officeooo:rsid="000e4dae" officeooo:paragraph-rsid="000e4dae"/>
    </style:style>
    <style:style style:name="T1" style:family="text">
      <style:text-properties officeooo:rsid="00089088"/>
    </style:style>
    <style:style style:name="T2" style:family="text">
      <style:text-properties officeooo:rsid="000a7cba"/>
    </style:style>
    <style:style style:name="T3" style:family="text">
      <style:text-properties officeooo:rsid="000c7191"/>
    </style:style>
    <style:style style:name="T4" style:family="text">
      <style:text-properties officeooo:rsid="000e1db6"/>
    </style:style>
    <style:style style:name="T5" style:family="text">
      <style:text-properties officeooo:rsid="000e4d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Dr. Xin Jin,</text:p>
      <text:p text:style-name="P1"/>
      <text:p text:style-name="P1">I have chosen to submit my manuscript “Non-parametric Bayesian State Space Estimator for Negative Information” to the Journal of “Frontiers in Robotics and AI” in the “Sensor fusion and machine perception” category.</text:p>
      <text:p text:style-name="P4"/>
      <text:p text:style-name="P4">Currently SLAM methods consider the uncertainty to originate from motion and measurement noise which is considered Gaussian. However if the field of view of the robot is limited due to very poor vision or the sensors only provides haptic feedback traditional localisation and mapping methods will fail as they cannot handle such negative information. <text:span text:style-name="T5">The alterantive would be to use a Histogram parameterisation of the robot-landmark map, however this scales exponentially.</text:span></text:p>
      <text:p text:style-name="P1"/>
      <text:p text:style-name="P5">Our mansucript presents a novel Bayesian State Space Estimator to address the curse of dimensionality of the Histogram.<text:span text:style-name="T2"> By using a functional parameterisation of the joint distribution instead of a traditional value parameterisation we demonstrate a novel Bayesian filter which has both linear time and space complexity as oppose to exponential. </text:span></text:p>
      <text:p text:style-name="P2">We evaluated the computational space and time complexity for a map with 25 landmarks having each up to 10'000'000 parameters and verified the linear time complexity. <text:span text:style-name="T4">We evaluated the MLMF filter in </text:span>1D and 2D active-exploration <text:span text:style-name="T4">search tasks in which information can only be acquired through direct contact with the landmarks.</text:span></text:p>
      <text:p text:style-name="P1"/>
      <text:p text:style-name="P3">The MLMF is thus applicable to the SLAM and AI community in general and to the Cognitive Science community which models human or agent behaviors through the usage of Bayesian state estimators. This filter is more general than other filters such as EKF-SLAM and can handle negative information (the absence of direct sighting between the robot and landmarks).</text:p>
      <text:p text:style-name="P1"/>
      <text:p text:style-name="P4">This work is currently not under review or submission in any other journal.</text:p>
      <text:p text:style-name="P1"/>
      <text:p text:style-name="P4">Guillaume de Chambrier</text:p>
      <text:p text:style-name="P4">on behalf of the co-author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4:52:13.272879079</meta:creation-date>
    <meta:generator>LibreOffice/4.2.8.2$Linux_X86_64 LibreOffice_project/420m0$Build-2</meta:generator>
    <dc:date>2016-07-18T15:49:55.647001432</dc:date>
    <meta:editing-duration>PT32M55S</meta:editing-duration>
    <meta:editing-cycles>6</meta:editing-cycles>
    <meta:document-statistic meta:table-count="0" meta:image-count="0" meta:object-count="0" meta:page-count="1" meta:paragraph-count="9" meta:word-count="288" meta:character-count="1858" meta:non-whitespace-character-count="1577"/>
  </office:meta>
</office:document-meta>
</file>